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800000015F81E31B1177407C8.png" manifest:media-type="image/png"/>
  <manifest:file-entry manifest:full-path="Pictures/10000001000001C90000004FC418CAB6CE6B0D55.png" manifest:media-type="image/png"/>
  <manifest:file-entry manifest:full-path="Pictures/10000001000001E8000002112DB7C387E4C840A7.png" manifest:media-type="image/png"/>
  <manifest:file-entry manifest:full-path="Pictures/10000001000001DC0000013E8DA3100107262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char" svg:width="12.093cm" svg:height="2.09cm" draw:z-index="1"><draw:image xlink:href="Pictures/10000001000001C90000004FC418CAB6CE6B0D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Изображение1" text:anchor-type="char" svg:width="11.643cm" svg:height="0.556cm" draw:z-index="0"><draw:image xlink:href="Pictures/10000001000001B800000015F81E31B1177407C8.png" xlink:type="simple" xlink:show="embed" xlink:actuate="onLoad" draw:mime-type="image/png"/></draw:frame><draw:frame draw:style-name="fr2" draw:name="Изображение3" text:anchor-type="char" svg:x="2.288cm" svg:y="1.037cm" svg:width="12.913cm" svg:height="13.998cm" draw:z-index="2"><draw:image xlink:href="Pictures/10000001000001E8000002112DB7C387E4C840A7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4" text:anchor-type="char" svg:width="12.594cm" svg:height="8.414cm" draw:z-index="3"><draw:image xlink:href="Pictures/10000001000001DC0000013E8DA3100107262729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7T20:33:25.638000000</dc:date>
    <meta:editing-duration>PT14M24S</meta:editing-duration>
    <meta:editing-cycles>1</meta:editing-cycles>
    <meta:document-statistic meta:table-count="0" meta:image-count="4" meta:object-count="0" meta:page-count="2" meta:paragraph-count="2" meta:word-count="0" meta:character-count="2" meta:non-whitespace-character-count="0"/>
  </office:meta>
</office:document-meta>
</file>